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7.75cm" fo:min-width="9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3.75cm" fo:min-width="5.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15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fo:min-height="0.05cm"/>
    </style:style>
    <style:style style:name="gr7" style:family="graphic" style:parent-style-name="standard">
      <style:graphic-properties draw:stroke="none" draw:stroke-dash="Line_20_Style_20_9" draw:fill="none" draw:textarea-horizontal-align="justify" draw:textarea-vertical-align="middle" draw:auto-grow-height="false" fo:min-height="8.95cm" fo:min-width="13.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DejaVu Math TeX Gyre" fo:font-size="14pt" style:font-size-asian="14pt" style:font-size-complex="14pt"/>
    </style:style>
    <style:style style:name="P3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8cm" svg:x="8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4cm" svg:x="10cm" svg:y="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cm" svg:y1="6cm" svg:x2="10.1cm" svg:y2="6cm">
          <text:p/>
        </draw:line>
        <draw:line draw:style-name="gr3" draw:text-style-name="P1" draw:layer="layout" svg:x1="6cm" svg:y1="8cm" svg:x2="7.9cm" svg:y2="8cm">
          <text:p/>
        </draw:line>
        <draw:line draw:style-name="gr3" draw:text-style-name="P1" draw:layer="layout" svg:x1="7.9cm" svg:y1="6.2cm" svg:x2="10.1cm" svg:y2="6.2cm">
          <text:p/>
        </draw:line>
        <draw:line draw:style-name="gr3" draw:text-style-name="P1" draw:layer="layout" svg:x1="7.9cm" svg:y1="6.2cm" svg:x2="8cm" svg:y2="6.19cm">
          <text:p/>
        </draw:line>
        <draw:line draw:style-name="gr3" draw:text-style-name="P1" draw:layer="layout" svg:x1="10.1cm" svg:y1="6cm" svg:x2="10cm" svg:y2="6.01cm">
          <text:p/>
        </draw:line>
        <draw:line draw:style-name="gr3" draw:text-style-name="P1" draw:layer="layout" svg:x1="7.9cm" svg:y1="6.4cm" svg:x2="10.1cm" svg:y2="6.4cm">
          <text:p/>
        </draw:line>
        <draw:line draw:style-name="gr3" draw:text-style-name="P1" draw:layer="layout" svg:x1="7.9cm" svg:y1="6.4cm" svg:x2="8cm" svg:y2="6.39cm">
          <text:p/>
        </draw:line>
        <draw:line draw:style-name="gr3" draw:text-style-name="P1" draw:layer="layout" svg:x1="10.1cm" svg:y1="6.2cm" svg:x2="10cm" svg:y2="6.21cm">
          <text:p/>
        </draw:line>
        <draw:line draw:style-name="gr3" draw:text-style-name="P1" draw:layer="layout" svg:x1="7.9cm" svg:y1="6.6cm" svg:x2="10.1cm" svg:y2="6.6cm">
          <text:p/>
        </draw:line>
        <draw:line draw:style-name="gr3" draw:text-style-name="P1" draw:layer="layout" svg:x1="7.9cm" svg:y1="6.6cm" svg:x2="8cm" svg:y2="6.59cm">
          <text:p/>
        </draw:line>
        <draw:line draw:style-name="gr3" draw:text-style-name="P1" draw:layer="layout" svg:x1="10.1cm" svg:y1="6.4cm" svg:x2="10cm" svg:y2="6.41cm">
          <text:p/>
        </draw:line>
        <draw:line draw:style-name="gr3" draw:text-style-name="P1" draw:layer="layout" svg:x1="7.9cm" svg:y1="6.8cm" svg:x2="10.1cm" svg:y2="6.8cm">
          <text:p/>
        </draw:line>
        <draw:line draw:style-name="gr3" draw:text-style-name="P1" draw:layer="layout" svg:x1="7.9cm" svg:y1="6.8cm" svg:x2="8cm" svg:y2="6.79cm">
          <text:p/>
        </draw:line>
        <draw:line draw:style-name="gr3" draw:text-style-name="P1" draw:layer="layout" svg:x1="10.1cm" svg:y1="6.6cm" svg:x2="10cm" svg:y2="6.61cm">
          <text:p/>
        </draw:line>
        <draw:line draw:style-name="gr3" draw:text-style-name="P1" draw:layer="layout" svg:x1="7.9cm" svg:y1="7cm" svg:x2="10.1cm" svg:y2="7cm">
          <text:p/>
        </draw:line>
        <draw:line draw:style-name="gr3" draw:text-style-name="P1" draw:layer="layout" svg:x1="7.9cm" svg:y1="7cm" svg:x2="8cm" svg:y2="6.99cm">
          <text:p/>
        </draw:line>
        <draw:line draw:style-name="gr3" draw:text-style-name="P1" draw:layer="layout" svg:x1="10.1cm" svg:y1="6.8cm" svg:x2="10cm" svg:y2="6.81cm">
          <text:p/>
        </draw:line>
        <draw:line draw:style-name="gr3" draw:text-style-name="P1" draw:layer="layout" svg:x1="7.9cm" svg:y1="7.2cm" svg:x2="10.1cm" svg:y2="7.2cm">
          <text:p/>
        </draw:line>
        <draw:line draw:style-name="gr3" draw:text-style-name="P1" draw:layer="layout" svg:x1="7.9cm" svg:y1="7.2cm" svg:x2="8cm" svg:y2="7.19cm">
          <text:p/>
        </draw:line>
        <draw:line draw:style-name="gr3" draw:text-style-name="P1" draw:layer="layout" svg:x1="10.1cm" svg:y1="7cm" svg:x2="10cm" svg:y2="7.01cm">
          <text:p/>
        </draw:line>
        <draw:line draw:style-name="gr3" draw:text-style-name="P1" draw:layer="layout" svg:x1="7.9cm" svg:y1="7.4cm" svg:x2="10.1cm" svg:y2="7.4cm">
          <text:p/>
        </draw:line>
        <draw:line draw:style-name="gr3" draw:text-style-name="P1" draw:layer="layout" svg:x1="7.9cm" svg:y1="7.4cm" svg:x2="8cm" svg:y2="7.39cm">
          <text:p/>
        </draw:line>
        <draw:line draw:style-name="gr3" draw:text-style-name="P1" draw:layer="layout" svg:x1="10.1cm" svg:y1="7.2cm" svg:x2="10cm" svg:y2="7.21cm">
          <text:p/>
        </draw:line>
        <draw:line draw:style-name="gr3" draw:text-style-name="P1" draw:layer="layout" svg:x1="7.9cm" svg:y1="7.6cm" svg:x2="10.1cm" svg:y2="7.6cm">
          <text:p/>
        </draw:line>
        <draw:line draw:style-name="gr3" draw:text-style-name="P1" draw:layer="layout" svg:x1="7.9cm" svg:y1="7.6cm" svg:x2="8cm" svg:y2="7.59cm">
          <text:p/>
        </draw:line>
        <draw:line draw:style-name="gr3" draw:text-style-name="P1" draw:layer="layout" svg:x1="10.1cm" svg:y1="7.4cm" svg:x2="10cm" svg:y2="7.41cm">
          <text:p/>
        </draw:line>
        <draw:line draw:style-name="gr3" draw:text-style-name="P1" draw:layer="layout" svg:x1="7.9cm" svg:y1="7.8cm" svg:x2="10.1cm" svg:y2="7.8cm">
          <text:p/>
        </draw:line>
        <draw:line draw:style-name="gr3" draw:text-style-name="P1" draw:layer="layout" svg:x1="7.9cm" svg:y1="7.8cm" svg:x2="8cm" svg:y2="7.79cm">
          <text:p/>
        </draw:line>
        <draw:line draw:style-name="gr3" draw:text-style-name="P1" draw:layer="layout" svg:x1="10.1cm" svg:y1="7.6cm" svg:x2="10cm" svg:y2="7.61cm">
          <text:p/>
        </draw:line>
        <draw:line draw:style-name="gr3" draw:text-style-name="P1" draw:layer="layout" svg:x1="10cm" svg:y1="7.81cm" svg:x2="10.1cm" svg:y2="7.8cm">
          <text:p/>
        </draw:line>
        <draw:line draw:style-name="gr3" draw:text-style-name="P1" draw:layer="layout" svg:x1="7.9cm" svg:y1="8cm" svg:x2="8cm" svg:y2="7.99cm">
          <text:p/>
        </draw:line>
        <draw:line draw:style-name="gr3" draw:text-style-name="P1" draw:layer="layout" svg:x1="20cm" svg:y1="6cm" svg:x2="15.9cm" svg:y2="6cm">
          <text:p/>
        </draw:line>
        <draw:line draw:style-name="gr3" draw:text-style-name="P1" draw:layer="layout" svg:x1="20cm" svg:y1="8cm" svg:x2="18.1cm" svg:y2="8cm">
          <text:p/>
        </draw:line>
        <draw:line draw:style-name="gr3" draw:text-style-name="P1" draw:layer="layout" svg:x1="15.9cm" svg:y1="6.4cm" svg:x2="18.1cm" svg:y2="6.4cm">
          <text:p/>
        </draw:line>
        <draw:line draw:style-name="gr3" draw:text-style-name="P1" draw:layer="layout" svg:x1="18cm" svg:y1="6.38cm" svg:x2="18.1cm" svg:y2="6.4cm">
          <text:p/>
        </draw:line>
        <draw:line draw:style-name="gr3" draw:text-style-name="P1" draw:layer="layout" svg:x1="15.9cm" svg:y1="6cm" svg:x2="16cm" svg:y2="6.02cm">
          <text:p/>
        </draw:line>
        <draw:line draw:style-name="gr3" draw:text-style-name="P1" draw:layer="layout" svg:x1="15.9cm" svg:y1="6.8cm" svg:x2="18.1cm" svg:y2="6.8cm">
          <text:p/>
        </draw:line>
        <draw:line draw:style-name="gr3" draw:text-style-name="P1" draw:layer="layout" svg:x1="18cm" svg:y1="6.78cm" svg:x2="18.1cm" svg:y2="6.8cm">
          <text:p/>
        </draw:line>
        <draw:line draw:style-name="gr3" draw:text-style-name="P1" draw:layer="layout" svg:x1="15.9cm" svg:y1="6.4cm" svg:x2="16cm" svg:y2="6.42cm">
          <text:p/>
        </draw:line>
        <draw:line draw:style-name="gr3" draw:text-style-name="P1" draw:layer="layout" svg:x1="15.9cm" svg:y1="7.2cm" svg:x2="18.1cm" svg:y2="7.2cm">
          <text:p/>
        </draw:line>
        <draw:line draw:style-name="gr3" draw:text-style-name="P1" draw:layer="layout" svg:x1="18cm" svg:y1="7.18cm" svg:x2="18.1cm" svg:y2="7.2cm">
          <text:p/>
        </draw:line>
        <draw:line draw:style-name="gr3" draw:text-style-name="P1" draw:layer="layout" svg:x1="15.9cm" svg:y1="6.8cm" svg:x2="16cm" svg:y2="6.82cm">
          <text:p/>
        </draw:line>
        <draw:line draw:style-name="gr3" draw:text-style-name="P1" draw:layer="layout" svg:x1="15.9cm" svg:y1="7.6cm" svg:x2="18.1cm" svg:y2="7.6cm">
          <text:p/>
        </draw:line>
        <draw:line draw:style-name="gr3" draw:text-style-name="P1" draw:layer="layout" svg:x1="18cm" svg:y1="7.58cm" svg:x2="18.1cm" svg:y2="7.6cm">
          <text:p/>
        </draw:line>
        <draw:line draw:style-name="gr3" draw:text-style-name="P1" draw:layer="layout" svg:x1="15.9cm" svg:y1="7.2cm" svg:x2="16cm" svg:y2="7.22cm">
          <text:p/>
        </draw:line>
        <draw:line draw:style-name="gr3" draw:text-style-name="P1" draw:layer="layout" svg:x1="18cm" svg:y1="7.98cm" svg:x2="18.1cm" svg:y2="8cm">
          <text:p/>
        </draw:line>
        <draw:line draw:style-name="gr3" draw:text-style-name="P1" draw:layer="layout" svg:x1="15.9cm" svg:y1="7.6cm" svg:x2="16cm" svg:y2="7.62cm">
          <text:p/>
        </draw:line>
        <draw:frame draw:style-name="gr4" draw:text-style-name="P3" draw:layer="layout" svg:width="1.2cm" svg:height="0.867cm" svg:x="10.4cm" svg:y="6.567cm">
          <draw:text-box>
            <text:p text:style-name="P2"><text:span text:style-name="T1">N</text:span><text:span text:style-name="T2">1</text:span></text:p>
          </draw:text-box>
        </draw:frame>
        <draw:frame draw:style-name="gr5" draw:text-style-name="P3" draw:layer="layout" svg:width="2.7cm" svg:height="0.747cm" svg:x="8cm" svg:y="2.2cm">
          <draw:text-box>
            <text:p text:style-name="P2"><text:span text:style-name="T1">Primaire</text:span></text:p>
          </draw:text-box>
        </draw:frame>
        <draw:frame draw:style-name="gr6" draw:text-style-name="P3" draw:layer="layout" svg:width="3.4cm" svg:height="0.747cm" svg:x="14.7cm" svg:y="2.2cm">
          <draw:text-box>
            <text:p text:style-name="P2"><text:span text:style-name="T1">Secondaire</text:span></text:p>
          </draw:text-box>
        </draw:frame>
        <draw:frame draw:style-name="gr4" draw:text-style-name="P3" draw:layer="layout" svg:width="1.2cm" svg:height="0.867cm" svg:x="14.5cm" svg:y="6.568cm">
          <draw:text-box>
            <text:p text:style-name="P2"><text:span text:style-name="T1">N</text:span><text:span text:style-name="T2">2</text:span></text:p>
          </draw:text-box>
        </draw:frame>
        <draw:custom-shape draw:style-name="gr7" draw:text-style-name="P1" draw:layer="layout" svg:width="14.4cm" svg:height="9.2cm" svg:x="5.8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1T14:45:51.397268306</meta:creation-date>
    <dc:date>2020-10-21T15:09:16.913180733</dc:date>
    <meta:editing-duration>PT12M42S</meta:editing-duration>
    <meta:editing-cycles>4</meta:editing-cycles>
    <meta:generator>LibreOffice/6.1.5.2$Linux_X86_64 LibreOffice_project/10$Build-2</meta:generator>
    <meta:document-statistic meta:object-count="54"/>
  </office:meta>
</office:document-meta>
</file>